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a0e" officeooo:paragraph-rsid="001cfa0e"/>
    </style:style>
    <style:style style:name="P2" style:family="paragraph" style:parent-style-name="Standard">
      <style:text-properties officeooo:rsid="001e4105" officeooo:paragraph-rsid="001e4105"/>
    </style:style>
    <style:style style:name="P3" style:family="paragraph" style:parent-style-name="Text_20_body">
      <style:text-properties officeooo:paragraph-rsid="00280107"/>
    </style:style>
    <style:style style:name="P4" style:family="paragraph" style:parent-style-name="Text_20_body">
      <style:text-properties officeooo:rsid="002bb5eb" officeooo:paragraph-rsid="002bb5eb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1e4105" officeooo:paragraph-rsid="001e4105"/>
    </style:style>
    <style:style style:name="P8" style:family="paragraph" style:parent-style-name="Text_20_body" style:list-style-name="L1">
      <style:text-properties officeooo:rsid="001f6c5d" officeooo:paragraph-rsid="001f6c5d"/>
    </style:style>
    <style:style style:name="P9" style:family="paragraph" style:parent-style-name="Text_20_body" style:list-style-name="L1">
      <style:text-properties officeooo:rsid="00212c49" officeooo:paragraph-rsid="00212c49"/>
    </style:style>
    <style:style style:name="P10" style:family="paragraph" style:parent-style-name="Text_20_body" style:list-style-name="L2">
      <style:text-properties officeooo:paragraph-rsid="00224175"/>
    </style:style>
    <style:style style:name="P11" style:family="paragraph" style:parent-style-name="Text_20_body">
      <style:text-properties officeooo:rsid="002c1f47" officeooo:paragraph-rsid="002c1f47"/>
    </style:style>
    <style:style style:name="P12" style:family="paragraph" style:parent-style-name="Heading_20_1">
      <style:text-properties officeooo:rsid="00242c39" officeooo:paragraph-rsid="00242c39"/>
    </style:style>
    <style:style style:name="P13" style:family="paragraph" style:parent-style-name="Heading_20_1">
      <style:text-properties officeooo:rsid="00280107" officeooo:paragraph-rsid="00280107"/>
    </style:style>
    <style:style style:name="P14" style:family="paragraph" style:parent-style-name="Heading_20_1">
      <style:text-properties officeooo:rsid="001f6c5d" officeooo:paragraph-rsid="001f6c5d"/>
    </style:style>
    <style:style style:name="P15" style:family="paragraph" style:parent-style-name="Heading_20_1">
      <style:text-properties officeooo:rsid="00224175" officeooo:paragraph-rsid="00224175"/>
    </style:style>
    <style:style style:name="P16" style:family="paragraph" style:parent-style-name="Heading_20_1">
      <style:text-properties officeooo:rsid="002c1f47" officeooo:paragraph-rsid="002c1f47"/>
    </style:style>
    <style:style style:name="P17" style:family="paragraph" style:parent-style-name="Heading_20_2">
      <style:text-properties officeooo:rsid="00280107" officeooo:paragraph-rsid="00280107"/>
    </style:style>
    <style:style style:name="P18" style:family="paragraph" style:parent-style-name="Heading_20_2">
      <style:text-properties officeooo:rsid="00242c39" officeooo:paragraph-rsid="00242c39"/>
    </style:style>
    <style:style style:name="P19" style:family="paragraph" style:parent-style-name="Heading_20_2">
      <style:text-properties officeooo:rsid="002c1f47" officeooo:paragraph-rsid="002c1f47"/>
    </style:style>
    <style:style style:name="P20" style:family="paragraph" style:parent-style-name="Heading_20_3">
      <style:text-properties officeooo:rsid="002bb5eb" officeooo:paragraph-rsid="002bb5eb"/>
    </style:style>
    <style:style style:name="T1" style:family="text">
      <style:text-properties officeooo:rsid="001ec23c"/>
    </style:style>
    <style:style style:name="T2" style:family="text">
      <style:text-properties officeooo:rsid="00224175"/>
    </style:style>
    <style:style style:name="T3" style:family="text">
      <style:text-properties officeooo:rsid="00242c39"/>
    </style:style>
    <style:style style:name="T4" style:family="text">
      <style:text-properties officeooo:rsid="0028010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"><text:a xlink:type="simple" xlink:href="#__RefHeading__114_662574796" text:style-name="Index_20_Link" text:visited-style-name="Index_20_Link">Preparación del entorno de trabajo<text:tab/>1</text:a></text:p>
          <text:p text:style-name="P6"><text:a xlink:type="simple" xlink:href="#__RefHeading__116_662574796" text:style-name="Index_20_Link" text:visited-style-name="Index_20_Link">Habilitar los “assert”<text:tab/>1</text:a></text:p>
          <text:p text:style-name="P5"><text:a xlink:type="simple" xlink:href="#__RefHeading__124_1901973993" text:style-name="Index_20_Link" text:visited-style-name="Index_20_Link">Arquitectura en general<text:tab/>1</text:a></text:p>
          <text:p text:style-name="P6"><text:a xlink:type="simple" xlink:href="#__RefHeading__126_1901973993" text:style-name="Index_20_Link" text:visited-style-name="Index_20_Link">Interfaz gráfica<text:tab/>1</text:a></text:p>
          <text:p text:style-name="P5"><text:a xlink:type="simple" xlink:href="#__RefHeading__128_1901973993" text:style-name="Index_20_Link" text:visited-style-name="Index_20_Link">Futuras mejoras<text:tab/>1</text:a></text:p>
          <text:p text:style-name="P5"><text:a xlink:type="simple" xlink:href="#__RefHeading__130_1901973993" text:style-name="Index_20_Link" text:visited-style-name="Index_20_Link">Definiciones<text:tab/>1</text:a></text:p>
          <text:p text:style-name="P6"><text:a xlink:type="simple" xlink:href="#__RefHeading__132_1901973993" text:style-name="Index_20_Link" text:visited-style-name="Index_20_Link">Forma aumentada<text:tab/>1</text:a></text:p>
          <text:p text:style-name="P5"><text:a xlink:type="simple" xlink:href="#__RefHeading__134_1901973993" text:style-name="Index_20_Link" text:visited-style-name="Index_20_Link">Referencias externas<text:tab/>2</text:a></text:p>
        </text:index-body>
      </text:table-of-content>
      <text:h text:style-name="P12" text:outline-level="1"/>
      <text:h text:style-name="P13" text:outline-level="1"><text:bookmark-start text:name="__RefHeading__114_662574796"/>Preparación del entorno de trabajo<text:bookmark-end text:name="__RefHeading__114_662574796"/></text:h>
      <text:h text:style-name="P17" text:outline-level="2"><text:bookmark-start text:name="__RefHeading__116_662574796"/>Habilitar los “assert”<text:bookmark-end text:name="__RefHeading__116_662574796"/></text:h>
      <text:p text:style-name="P3"><text:span text:style-name="T4">Cuando se use NetBeans, ir al proyecto ORS, cliquear en </text:span><text:span text:style-name="T5">Properties &gt; Run &gt; VM Options</text:span>. <text:span text:style-name="T4">Dentro del campo ingresar </text:span><text:span text:style-name="Source_20_Text"><text:span text:style-name="T6">-ea</text:span></text:span><text:span text:style-name="Source_20_Text"><text:span text:style-name="T7">.</text:span></text:span></text:p>
      <text:h text:style-name="P12" text:outline-level="1"><text:bookmark-start text:name="__RefHeading__124_1901973993"/>Arquitectura en general<text:bookmark-end text:name="__RefHeading__124_1901973993"/></text:h>
      <text:h text:style-name="P18" text:outline-level="2"><text:bookmark-start text:name="__RefHeading__126_1901973993"/>Interfaz gráfica<text:bookmark-end text:name="__RefHeading__126_1901973993"/></text:h>
      <text:h text:style-name="Heading_20_3" text:outline-level="3">Introducción</text:h>
      <text:p text:style-name="Text_20_body">La aplicación usa <text:span text:style-name="T3">JavaFX utilizando el patrón MVP (Para más información de uso ver </text:span><text:span text:style-name="T3"><text:reference-ref text:reference-format="page" text:ref-name="Artículo referido a MVP y JavaFX">2</text:reference-ref></text:span><text:span text:style-name="T3">).</text:span></text:p>
      <text:h text:style-name="P20" text:outline-level="3">Manejo de vistas</text:h>
      <text:p text:style-name="P4">Cada vista representada de la forma de archivo FXML se guarda como una enumeración en la clase Vistas.java.</text:p>
      <text:h text:style-name="Heading_20_3" text:outline-level="3">Clase ControladorVista.java</text:h>
      <text:p text:style-name="P4">Es la clase encargada del manejo general de las vistas. Tener cuidado que cada vez que se agrega una vista FXML nueva, se la debe cargar en el método inicializar().</text:p>
      <text:h text:style-name="P14" text:outline-level="1"><text:bookmark-start text:name="__RefHeading__128_1901973993"/>Futuras mejoras<text:bookmark-end text:name="__RefHeading__128_1901973993"/></text:h>
      <text:list xml:id="list619356793442986127" text:style-name="L1">
        <text:list-item>
          <text:p text:style-name="P8">Agregar tests.</text:p>
        </text:list-item>
        <text:list-item>
          <text:p text:style-name="P9"><text:soft-page-break/>Mejorar equals() DatosOptimizacion.</text:p>
        </text:list-item>
      </text:list>
      <text:h text:style-name="Heading_20_1" text:outline-level="1"><text:bookmark-start text:name="__RefHeading__130_1901973993"/>Definiciones<text:bookmark-end text:name="__RefHeading__130_1901973993"/></text:h>
      <text:h text:style-name="Heading_20_2" text:outline-level="2"><text:bookmark-start text:name="__RefHeading__132_1901973993"/>Forma aumentada<text:bookmark-end text:name="__RefHeading__132_1901973993"/></text:h>
      <text:p text:style-name="P1">Conjunto de ecuaciones donde se le agregaron las variables suplementarias y se transformaron las inecuaciones (con desigualdades) a ecuaciones.</text:p>
      <text:p text:style-name="P2">Solución aumentada</text:p>
      <text:p text:style-name="P2">Es una solución de las variables originales (las variables de decisión) que se aumentó con los valores <text:span text:style-name="T1">correspondientes</text:span> de las variables de holgura.</text:p>
      <text:h text:style-name="P16" text:outline-level="1">Clases</text:h>
      <text:h text:style-name="P19" text:outline-level="2">Restricción de dos variables</text:h>
      <text:p text:style-name="P11">En el método <text:span text:style-name="T5">public boolean cumpleConLaRestriccion( double x1, double x2 )</text:span><text:span text:style-name="T8"> se toma que todas las variables deben ser mayor o igual a 0 (Xn &gt;= 0). Si en un futuro el programa se mejora, se debe modificar esa parte.</text:span></text:p>
      <text:h text:style-name="P15" text:outline-level="1"><text:bookmark-start text:name="__RefHeading__134_1901973993"/>Referencias externas<text:bookmark-end text:name="__RefHeading__134_1901973993"/></text:h>
      <text:list xml:id="list8608424613270228321" text:style-name="L2">
        <text:list-item>
          <text:p text:style-name="P10"><text:reference-mark-start text:name="Artículo referido a MVP y JavaFX"/><text:span text:style-name="T2">Artículo referido a MVP y JavaFX. ORS utiliza la opción 4: </text:span><text:a xlink:type="simple" xlink:href="http://www.zenjava.com/2011/12/11/javafx-and-mvp-a-smorgasbord-of-design-patterns/" text:style-name="Internet_20_link" text:visited-style-name="Visited_20_Internet_20_Link"><text:span text:style-name="T2">http://www.zenjava.com/2011/12/11/javafx-and-mvp-a-smorgasbord-of-design-patterns/</text:span></text:a><text:reference-mark-end text:name="Artículo referido a MVP y JavaFX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FreeSans2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ín Ruatta</meta:initial-creator>
    <meta:creation-date>2014-07-27T01:55:09.974974227</meta:creation-date>
    <dc:date>2015-03-01T17:07:56.426742319</dc:date>
    <dc:creator>Agustín Ruatta</dc:creator>
    <meta:editing-duration>PT39M54S</meta:editing-duration>
    <meta:editing-cycles>15</meta:editing-cycles>
    <meta:generator>LibreOffice/4.3.6.2$Linux_X86_64 LibreOffice_project/430m0$Build-2</meta:generator>
    <meta:document-statistic meta:table-count="0" meta:image-count="0" meta:object-count="0" meta:page-count="2" meta:paragraph-count="33" meta:word-count="250" meta:character-count="1628" meta:non-whitespace-character-count="1414"/>
  </office:meta>
</office:document-meta>
</file>